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0faf08" fo:background-color="transparent" style:font-weight-asian="bold" style:font-weight-complex="bold"/>
    </style:style>
    <style:style style:name="P2" style:family="paragraph" style:parent-style-name="Standard">
      <style:paragraph-properties fo:text-align="justify" style:justify-single-word="false"/>
      <style:text-properties fo:color="#000000" style:text-underline-style="none" fo:font-weight="normal" officeooo:rsid="000faf08" officeooo:paragraph-rsid="000faf08" fo:background-color="transparent" style:font-weight-asian="normal" style:font-weight-complex="normal"/>
    </style:style>
    <style:style style:name="P3" style:family="paragraph" style:parent-style-name="Standard">
      <style:paragraph-properties fo:text-align="justify" style:justify-single-word="false"/>
      <style:text-properties fo:color="#000000" style:text-underline-style="none" fo:font-weight="bold" officeooo:rsid="000faf08" officeooo:paragraph-rsid="000faf08" fo:background-color="transparent" style:font-weight-asian="bold" style:font-weight-complex="bold"/>
    </style:style>
    <style:style style:name="P4" style:family="paragraph" style:parent-style-name="Standard">
      <style:paragraph-properties fo:text-align="justify" style:justify-single-word="false"/>
      <style:text-properties fo:color="#000000" style:text-underline-style="none" fo:font-weight="bold" officeooo:rsid="000faf08" officeooo:paragraph-rsid="0010a4f4" fo:background-color="transparent" style:font-weight-asian="bold" style:font-weight-complex="bold"/>
    </style:style>
    <style:style style:name="P5" style:family="paragraph" style:parent-style-name="Standard" style:list-style-name="L4">
      <style:paragraph-properties fo:text-align="justify" style:justify-single-word="false"/>
      <style:text-properties fo:color="#000000" style:text-underline-style="none" fo:font-weight="bold" officeooo:rsid="000faf08" officeooo:paragraph-rsid="0010a4f4" fo:background-color="transparent" style:font-weight-asian="bold" style:font-weight-complex="bold"/>
    </style:style>
    <style:style style:name="P6" style:family="paragraph" style:parent-style-name="Standard">
      <style:paragraph-properties fo:text-align="center" style:justify-single-word="false"/>
      <style:text-properties fo:color="#000000" fo:font-size="15pt" style:text-underline-style="solid" style:text-underline-width="auto" style:text-underline-color="font-color" fo:font-weight="bold" officeooo:rsid="0010c265" officeooo:paragraph-rsid="0010c265" fo:background-color="transparent" style:font-size-asian="15pt" style:font-weight-asian="bold" style:font-size-complex="15pt" style:font-weight-complex="bold"/>
    </style:style>
    <style:style style:name="P7" style:family="paragraph" style:parent-style-name="Standard" style:list-style-name="L4">
      <style:paragraph-properties fo:text-align="justify" style:justify-single-word="false"/>
      <style:text-properties officeooo:paragraph-rsid="0010a4f4"/>
    </style:style>
    <style:style style:name="P8" style:family="paragraph" style:parent-style-name="Standard" style:list-style-name="L4">
      <style:paragraph-properties fo:text-align="justify" style:justify-single-word="false"/>
      <style:text-properties style:font-name="Times New Roman" fo:font-weight="normal" officeooo:paragraph-rsid="000faf0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a4f4" style:font-weight-asian="normal" style:font-weight-complex="normal"/>
    </style:style>
    <style:style style:name="T3" style:family="text">
      <style:text-properties fo:color="#000000" style:text-underline-style="none" officeooo:rsid="000faf08" fo:background-color="transparent" loext:char-shading-value="0"/>
    </style:style>
    <style:style style:name="T4" style:family="text">
      <style:text-properties fo:color="#000000" style:font-name="Times New Roman" style:text-underline-style="none" fo:font-weight="normal" officeooo:rsid="000faf08" fo:background-color="transparent" loext:char-shading-value="0" style:font-weight-asian="normal" style:font-weight-complex="normal"/>
    </style:style>
    <style:style style:name="T5" style:family="text">
      <style:text-properties fo:color="#000000" style:font-name="Times New Roman" style:text-underline-style="none" fo:font-weight="normal" officeooo:rsid="0010a4f4" fo:background-color="transparent" loext:char-shading-value="0" style:font-weight-asian="normal" style:font-weight-complex="normal"/>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weight="normal" officeooo:rsid="0010a4f4" style:font-weight-asian="normal" style:font-weight-complex="normal"/>
    </style:style>
    <style:style style:name="T8" style:family="text">
      <style:text-properties style:font-name="Times New Roman" fo:font-weight="normal" officeooo:rsid="0010a4f4" style:font-name-asian="Liberation Serif1" style:font-weight-asian="normal" style:font-name-complex="Liberation Serif1" style:font-weight-complex="normal"/>
    </style:style>
    <style:style style:name="T9" style:family="text">
      <style:text-properties style:font-name="Times New Roman" fo:font-weight="normal" officeooo:rsid="0010a4f4" style:font-name-asian="Droid Sans Fallback" style:font-weight-asian="normal" style:font-name-complex="FreeSans"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ftware Requirement Specification (Telephone extensions aplication)</text:p>
      <text:p text:style-name="P1"/>
      <text:p text:style-name="P1"/>
      <text:p text:style-name="P1">SCOPE</text:p>
      <text:p text:style-name="P1"/>
      <text:p text:style-name="P2">This application is made to help the employees in the company to find information about all the people, who working in the company. The application allows users to search people by their name or their telephone extensions. The application contains database of all departments with their main telephone lines, information about all people, sorted by departments, information about all telephone numbers, used in the company.</text:p>
      <text:p text:style-name="P2"/>
      <text:p text:style-name="P2"/>
      <text:p text:style-name="P1">USE CASES:</text:p>
      <text:p text:style-name="P1"/>
      <text:p text:style-name="P1">Use Case 1: Start the web application</text:p>
      <text:p text:style-name="P1"/>
      <text:p text:style-name="P3">Actor: <text:span text:style-name="T1">User</text:span></text:p>
      <text:p text:style-name="P3">Pre-Condition:<text:span text:style-name="T1"> Internet connection aviable</text:span></text:p>
      <text:p text:style-name="P3">Main Scenario:</text:p>
      <text:p text:style-name="P3"><text:span text:style-name="T1"><text:tab/>1. Start the browser;</text:span></text:p>
      <text:p text:style-name="P3"><text:span text:style-name="T1"><text:tab/>2. Navigate to the web application domain;</text:span></text:p>
      <text:p text:style-name="P3"><text:span text:style-name="T1"><text:tab/>3. The application login screen will appear.</text:span></text:p>
      <text:p text:style-name="P3"/>
      <text:p text:style-name="P3">Alternate Scenario:</text:p>
      <text:p text:style-name="P3"><text:span text:style-name="T1">3a. Network failure.</text:span></text:p>
      <text:p text:style-name="P1"/>
      <text:p text:style-name="P1">Use Case 2: Login to system</text:p>
      <text:p text:style-name="P1"/>
      <text:p text:style-name="P3">Actor: <text:span text:style-name="T1">User</text:span></text:p>
      <text:p text:style-name="P3">Pre-Condition:<text:span text:style-name="T1"> User to has an account in the database with a username and password</text:span></text:p>
      <text:p text:style-name="P3">Main Scenario:</text:p>
      <text:list xml:id="list3787886379396795700" text:style-name="L4">
        <text:list-item>
          <text:p text:style-name="P8"><text:span text:style-name="T3">The user enters username and password in the login text fields on the login screen.</text:span></text:p>
        </text:list-item>
        <text:list-item>
          <text:p text:style-name="P7"><text:span text:style-name="T4">The user name </text:span><text:span text:style-name="T5">contains</text:span><text:span text:style-name="T4"> at least </text:span><text:span text:style-name="Strong_20_Emphasis"><text:span text:style-name="T5">8</text:span></text:span><text:span text:style-name="T4"> alphanumeric characters and combine</text:span><text:span text:style-name="T5">d of symbols - </text:span><text:span text:style-name="Strong_20_Emphasis"><text:span text:style-name="T5">.(dot)</text:span></text:span><text:span text:style-name="T5">, </text:span><text:span text:style-name="Strong_20_Emphasis"><text:span text:style-name="T5">-(dash)</text:span></text:span><text:span text:style-name="T5"> or </text:span><text:span text:style-name="Strong_20_Emphasis"><text:span text:style-name="T5">_(underscore).</text:span></text:span></text:p>
        </text:list-item>
        <text:list-item>
          <text:p text:style-name="P5"><text:span text:style-name="Strong_20_Emphasis"><text:span text:style-name="T6">The </text:span></text:span><text:span text:style-name="Strong_20_Emphasis"><text:span text:style-name="T7">password</text:span></text:span><text:span text:style-name="Strong_20_Emphasis"><text:span text:style-name="T6"> </text:span></text:span><text:span text:style-name="Strong_20_Emphasis"><text:span text:style-name="T7">contains</text:span></text:span><text:span text:style-name="Strong_20_Emphasis"><text:span text:style-name="T6"> at least </text:span></text:span><text:span text:style-name="Strong_20_Emphasis"><text:span text:style-name="T7">8</text:span></text:span><text:span text:style-name="Strong_20_Emphasis"><text:span text:style-name="T6"> alphanumeric characters and combine</text:span></text:span><text:span text:style-name="Strong_20_Emphasis"><text:span text:style-name="T7">d of symbols - <text:s/>.(dot), -(dash) or _(underscore). The password is displayed as </text:span></text:span><text:span text:style-name="Strong_20_Emphasis"><text:span text:style-name="T8">•</text:span></text:span><text:span text:style-name="Strong_20_Emphasis"><text:span text:style-name="T9"> symbols.</text:span></text:span></text:p>
        </text:list-item>
        <text:list-item>
          <text:p text:style-name="P5"><text:span text:style-name="Strong_20_Emphasis"><text:span text:style-name="T9">The user clicks on the login button.</text:span></text:span></text:p>
        </text:list-item>
        <text:list-item>
          <text:p text:style-name="P5"><text:span text:style-name="Strong_20_Emphasis"><text:span text:style-name="T9">Main screen is displayed.</text:span></text:span></text:p>
        </text:list-item>
      </text:list>
      <text:p text:style-name="P4"/>
      <text:p text:style-name="P3">Alternate Scenario:</text:p>
      <text:p text:style-name="P3"><text:span text:style-name="T1"><text:s text:c="7"/></text:span><text:span text:style-name="T2">2a. (3a.) The user enters an incorrect username /password/. The password box is cleared and a message “Incorrect username or a password” appears on the scree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lichko Golev</meta:initial-creator>
    <meta:creation-date>2015-08-18T22:31:29.010003057</meta:creation-date>
    <meta:generator>LibreOffice/4.2.7.2$Linux_X86_64 LibreOffice_project/420m0$Build-2</meta:generator>
    <dc:date>2015-08-18T23:03:07.325778806</dc:date>
    <dc:creator>Velichko Golev</dc:creator>
    <meta:editing-duration>PT2M45S</meta:editing-duration>
    <meta:editing-cycles>2</meta:editing-cycles>
    <meta:document-statistic meta:table-count="0" meta:image-count="0" meta:object-count="0" meta:page-count="1" meta:paragraph-count="24" meta:word-count="237" meta:character-count="1506" meta:non-whitespace-character-count="1287"/>
  </office:meta>
</office:document-meta>
</file>